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rlito" svg:font-family="Carlito" style:font-family-generic="roman" style:font-pitch="variable"/>
    <style:font-face style:name="Carlito1" svg:font-family="Carlito"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403in" style:rel-column-width="10791*"/>
    </style:style>
    <style:style style:name="Table1.B" style:family="table-column">
      <style:table-column-properties style:column-width="2.3222in" style:rel-column-width="21976*"/>
    </style:style>
    <style:style style:name="Table1.C" style:family="table-column">
      <style:table-column-properties style:column-width="1.3444in" style:rel-column-width="12723*"/>
    </style:style>
    <style:style style:name="Table1.D" style:family="table-column">
      <style:table-column-properties style:column-width="2.1181in" style:rel-column-width="20045*"/>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1403in" style:rel-column-width="10791*"/>
    </style:style>
    <style:style style:name="Table2.B" style:family="table-column">
      <style:table-column-properties style:column-width="2.3222in" style:rel-column-width="21976*"/>
    </style:style>
    <style:style style:name="Table2.C" style:family="table-column">
      <style:table-column-properties style:column-width="1.3444in" style:rel-column-width="12723*"/>
    </style:style>
    <style:style style:name="Table2.D" style:family="table-column">
      <style:table-column-properties style:column-width="2.1181in" style:rel-column-width="20045*"/>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style:style>
    <style:style style:name="Table6.A" style:family="table-column">
      <style:table-column-properties style:column-width="1.1403in" style:rel-column-width="10791*"/>
    </style:style>
    <style:style style:name="Table6.B" style:family="table-column">
      <style:table-column-properties style:column-width="2.3222in" style:rel-column-width="21976*"/>
    </style:style>
    <style:style style:name="Table6.C" style:family="table-column">
      <style:table-column-properties style:column-width="1.3444in" style:rel-column-width="12723*"/>
    </style:style>
    <style:style style:name="Table6.D" style:family="table-column">
      <style:table-column-properties style:column-width="2.1181in" style:rel-column-width="20045*"/>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D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1.1403in" style:rel-column-width="10791*"/>
    </style:style>
    <style:style style:name="Table3.B" style:family="table-column">
      <style:table-column-properties style:column-width="2.3222in" style:rel-column-width="21976*"/>
    </style:style>
    <style:style style:name="Table3.C" style:family="table-column">
      <style:table-column-properties style:column-width="1.3444in" style:rel-column-width="12723*"/>
    </style:style>
    <style:style style:name="Table3.D" style:family="table-column">
      <style:table-column-properties style:column-width="2.1181in" style:rel-column-width="20045*"/>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1.1403in" style:rel-column-width="10791*"/>
    </style:style>
    <style:style style:name="Table4.B" style:family="table-column">
      <style:table-column-properties style:column-width="2.3222in" style:rel-column-width="21976*"/>
    </style:style>
    <style:style style:name="Table4.C" style:family="table-column">
      <style:table-column-properties style:column-width="1.3444in" style:rel-column-width="12723*"/>
    </style:style>
    <style:style style:name="Table4.D" style:family="table-column">
      <style:table-column-properties style:column-width="2.1181in" style:rel-column-width="20045*"/>
    </style:style>
    <style:style style:name="Table4.A1" style:family="table-cell">
      <style:table-cell-properties fo:padding="0.0382in" fo:border-left="0.5pt solid #000000" fo:border-right="none" fo:border-top="0.5pt solid #000000" fo:border-bottom="0.5pt solid #000000"/>
    </style:style>
    <style:style style:name="Table4.D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Table5" style:family="table">
      <style:table-properties style:width="6.925in" table:align="margins"/>
    </style:style>
    <style:style style:name="Table5.A" style:family="table-column">
      <style:table-column-properties style:column-width="1.1403in" style:rel-column-width="10791*"/>
    </style:style>
    <style:style style:name="Table5.B" style:family="table-column">
      <style:table-column-properties style:column-width="2.3222in" style:rel-column-width="21976*"/>
    </style:style>
    <style:style style:name="Table5.C" style:family="table-column">
      <style:table-column-properties style:column-width="1.3444in" style:rel-column-width="12723*"/>
    </style:style>
    <style:style style:name="Table5.D" style:family="table-column">
      <style:table-column-properties style:column-width="2.1181in" style:rel-column-width="20045*"/>
    </style:style>
    <style:style style:name="Table5.A1" style:family="table-cell">
      <style:table-cell-properties fo:padding="0.0382in" fo:border-left="0.5pt solid #000000" fo:border-right="none" fo:border-top="0.5pt solid #000000" fo:border-bottom="0.5pt solid #000000"/>
    </style:style>
    <style:style style:name="Table5.D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P1" style:family="paragraph" style:parent-style-name="Table_20_Contents">
      <style:text-properties officeooo:paragraph-rsid="00172d8b"/>
    </style:style>
    <style:style style:name="P2" style:family="paragraph" style:parent-style-name="Standard">
      <style:text-properties officeooo:paragraph-rsid="0017e1ff"/>
    </style:style>
    <style:style style:name="P3" style:family="paragraph" style:parent-style-name="Table_20_Contents">
      <style:text-properties officeooo:paragraph-rsid="0017e1ff"/>
    </style:style>
    <style:style style:name="P4" style:family="paragraph" style:parent-style-name="Table_20_Contents">
      <style:text-properties officeooo:paragraph-rsid="001ca06b"/>
    </style:style>
    <style:style style:name="P5" style:family="paragraph" style:parent-style-name="Table_20_Contents">
      <style:text-properties officeooo:rsid="0021656a" officeooo:paragraph-rsid="00172d8b"/>
    </style:style>
    <style:style style:name="P6" style:family="paragraph" style:parent-style-name="Standard">
      <style:text-properties officeooo:rsid="0021656a"/>
    </style:style>
    <style:style style:name="P7" style:family="paragraph" style:parent-style-name="Standard">
      <style:text-properties officeooo:rsid="001e0760" officeooo:paragraph-rsid="001e0760"/>
    </style:style>
    <style:style style:name="P8" style:family="paragraph" style:parent-style-name="Standard">
      <style:text-properties officeooo:rsid="001e0760" officeooo:paragraph-rsid="0022767f"/>
    </style:style>
    <style:style style:name="P9" style:family="paragraph" style:parent-style-name="Standard">
      <style:text-properties officeooo:rsid="001e0760" officeooo:paragraph-rsid="00249899"/>
    </style:style>
    <style:style style:name="P10" style:family="paragraph" style:parent-style-name="Heading_20_2">
      <style:paragraph-properties fo:break-before="page"/>
    </style:style>
    <style:style style:name="P11" style:family="paragraph" style:parent-style-name="Heading_20_4">
      <style:text-properties officeooo:paragraph-rsid="00172d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MMC Level 1 Assessment</text:p>
      <text:p text:style-name="Text_20_body"/>
      <text:h text:style-name="Heading_20_2" text:outline-level="2">Access Control (AC)</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Date Started:</text:p>
          </table:table-cell>
          <table:table-cell table:style-name="Table1.A1" office:value-type="string">
            <text:p text:style-name="P5"/>
          </table:table-cell>
          <table:table-cell table:style-name="Table1.A1" office:value-type="string">
            <text:p text:style-name="P1">Date Completed:</text:p>
          </table:table-cell>
          <table:table-cell table:style-name="Table1.D1" office:value-type="string">
            <text:p text:style-name="P5"/>
          </table:table-cell>
        </table:table-row>
        <table:table-row>
          <table:table-cell table:style-name="Table1.A2" office:value-type="string">
            <text:p text:style-name="P1">Assessor:</text:p>
          </table:table-cell>
          <table:table-cell table:style-name="Table1.A2" office:value-type="string">
            <text:p text:style-name="P5"/>
          </table:table-cell>
          <table:table-cell table:style-name="Table1.A2" office:value-type="string">
            <text:p text:style-name="P1">Verifier:</text:p>
          </table:table-cell>
          <table:table-cell table:style-name="Table1.D2" office:value-type="string">
            <text:p text:style-name="P5"/>
          </table:table-cell>
        </table:table-row>
        <table:table-row>
          <table:table-cell table:style-name="Table1.A2" office:value-type="string">
            <text:p text:style-name="P1">Signature:</text:p>
          </table:table-cell>
          <table:table-cell table:style-name="Table1.A2" office:value-type="string">
            <text:p text:style-name="P5"/>
          </table:table-cell>
          <table:table-cell table:style-name="Table1.A2" office:value-type="string">
            <text:p text:style-name="P1">Signature:</text:p>
          </table:table-cell>
          <table:table-cell table:style-name="Table1.D2" office:value-type="string">
            <text:p text:style-name="P1"/>
          </table:table-cell>
        </table:table-row>
      </table:table>
      <text:h text:style-name="P11" text:outline-level="4"/>
      <text:h text:style-name="P11" text:outline-level="4">AC-1.001: Limit information system access to authorized users, process acting on behalf of authorized users, or devices (including other information systems)</text:h>
      <text:p text:style-name="Standard">Are authorized users identified?</text:p>
      <text:p text:style-name="P7"/>
      <text:p text:style-name="Standard"><text:s text:c="4"/>How are authorized users identified within the system? (e.g., through usernames, user IDs, authentication tokens)</text:p>
      <text:p text:style-name="P6"/>
      <text:p text:style-name="Standard">Are processes acting on behalf of authorized users identified?</text:p>
      <text:p text:style-name="Standard"><text:s text:c="4"/>How does the system differentiate between processes initiated by authorized users and those initiated by unauthorized entities?</text:p>
      <text:p text:style-name="Standard"/>
      <text:p text:style-name="Standard">Are devices (and other systems) authorized to connect to the system identified?</text:p>
      <text:p text:style-name="P8"/>
      <text:p text:style-name="Standard"><text:s text:c="4"/>How are authorized devices and systems identified before being allowed to connect to the system? (e.g., through MAC addresses, IP addresses, certificates)</text:p>
      <text:p text:style-name="Standard"/>
      <text:p text:style-name="Standard">Is system access limited to authorized users?</text:p>
      <text:p text:style-name="P8"/>
      <text:p text:style-name="Standard"><text:s text:c="4"/>How does the system enforce access restrictions to ensure that only authorized users can log in and access resources?</text:p>
      <text:p text:style-name="Standard"/>
      <text:p text:style-name="Standard">Is system access limited to processes acting on behalf of authorized users?</text:p>
      <text:p text:style-name="P8"/>
      <text:p text:style-name="Standard"><text:s text:c="4"/>How does the system ensure that only processes initiated by authorized users are allowed to execute actions within the system?</text:p>
      <text:p text:style-name="Standard"/>
      <text:p text:style-name="Standard"/>
      <text:p text:style-name="Standard"/>
      <text:p text:style-name="Standard"/>
      <text:p text:style-name="Standard">Is system access limited to authorized devices (including other systems)?</text:p>
      <text:p text:style-name="P8"/>
      <text:p text:style-name="Standard"><text:soft-page-break/><text:s text:c="4"/>How does the system enforce access restrictions to ensure that only authorized devices and systems can establish connections and interact with the system?</text:p>
      <text:p text:style-name="Standard"/>
      <text:p text:style-name="Standard"/>
      <text:h text:style-name="Heading_20_4" text:outline-level="4">AC-1.002: Limit information system access to the types of transactions and functions that authorized uses are permitted to execute</text:h>
      <text:p text:style-name="Standard">Are the types of transactions and functions that authorized users are permitted to execute defined?</text:p>
      <text:p text:style-name="P8"/>
      <text:p text:style-name="Standard"><text:s text:c="4"/>How are the types of transactions and functions that authorized users are permitted to execute defined within the system? (e.g., through role-based access control, permissions assigned to user groups)</text:p>
      <text:p text:style-name="Standard"/>
      <text:p text:style-name="Standard">Is system access limited to the defined types of transactions and functions for authorized users?</text:p>
      <text:p text:style-name="P8"/>
      <text:p text:style-name="Standard"><text:s text:c="4"/>How does the system ensure that authorized users can only access and execute the defined types of transactions and functions? (e.g., by enforcing access controls based on user roles, permissions, or policies)</text:p>
      <text:p text:style-name="Standard"/>
      <text:h text:style-name="Heading_20_4" text:outline-level="4">AC-1.003 Verify and control/limit connections to and use of external information systems</text:h>
      <text:p text:style-name="Standard">Are connections to external systems identified?</text:p>
      <text:p text:style-name="P9"/>
      <text:p text:style-name="Standard"><text:s text:c="4"/>How are connections to external systems identified within the system? (e.g., through logging, network monitoring, configuration management)</text:p>
      <text:p text:style-name="Standard"/>
      <text:p text:style-name="Standard"/>
      <text:p text:style-name="Standard">Is the use of external systems identified?</text:p>
      <text:p text:style-name="P9"/>
      <text:p text:style-name="Standard"><text:s text:c="4"/>How is the use of external systems identified within the system? (e.g., through user activity logs, application logs, network traffic analysis)</text:p>
      <text:p text:style-name="Standard"/>
      <text:p text:style-name="Standard"/>
      <text:p text:style-name="Standard">Are connections to external systems verified?</text:p>
      <text:p text:style-name="P9"/>
      <text:p text:style-name="Standard"><text:s text:c="4"/>How does the system verify the connections made to external systems? (e.g., through authentication mechanisms, digital certificates, secure channels)</text:p>
      <text:p text:style-name="Standard"/>
      <text:p text:style-name="Standard">Is the use of external systems verified?</text:p>
      <text:p text:style-name="P9"/>
      <text:p text:style-name="Standard"><text:s text:c="4"/>How does the system verify the use of external systems? (e.g., through audit trails, user authentication, data encryption)</text:p>
      <text:p text:style-name="Standard"/>
      <text:p text:style-name="Standard">Are connections to external systems controlled or limited?</text:p>
      <text:p text:style-name="P9"><text:soft-page-break/></text:p>
      <text:p text:style-name="Standard"><text:s text:c="4"/>How does the system control or limit connections to external systems? (e.g., through firewalls, access control lists, network segmentation)</text:p>
      <text:p text:style-name="Standard"/>
      <text:p text:style-name="Standard">Is the use of external systems controlled or limited?</text:p>
      <text:p text:style-name="P9"/>
      <text:p text:style-name="Standard"><text:s text:c="4"/>How does the system control or limit the use of external systems? (e.g., through policies restricting access, data loss prevention measures, endpoint security solutions)</text:p>
      <text:p text:style-name="Standard"/>
      <text:h text:style-name="Heading_20_4" text:outline-level="4">AC-1.004 Control information posted or processed on publicly accessible information systems</text:h>
      <text:p text:style-name="Standard">Are individuals authorized to post or process information on publicly accessible systems identified?</text:p>
      <text:p text:style-name="P9"/>
      <text:p text:style-name="Standard"><text:s text:c="4"/>How are individuals authorized to post or process information on publicly accessible systems identified within the system? (e.g., user accounts, access logs, role-based permissions)</text:p>
      <text:p text:style-name="Standard"/>
      <text:p text:style-name="Standard">Are procedures to ensure FCI is not posted or processed on publicly accessible systems identified?</text:p>
      <text:p text:style-name="P9"/>
      <text:p text:style-name="Standard"><text:s text:c="4"/>How are procedures to ensure that FCI (Federal Contract Information) is not posted or processed on publicly accessible systems identified within the system? (e.g., documented policies, user training, automated monitoring)</text:p>
      <text:p text:style-name="Standard"/>
      <text:p text:style-name="Standard">Is a review process in place prior to posting any content to publicly accessible systems?</text:p>
      <text:p text:style-name="P9"/>
      <text:p text:style-name="Standard"><text:s text:c="4"/>What is the review process in place to ensure that content is reviewed before posting it to publicly accessible systems? (e.g., approval workflows, content moderation)</text:p>
      <text:p text:style-name="Standard"/>
      <text:p text:style-name="Standard">Is content on publicly accessible systems reviewed to ensure that it does not include FCI?</text:p>
      <text:p text:style-name="P9"/>
      <text:p text:style-name="Standard"><text:s text:c="4"/>How is the content on publicly accessible systems reviewed to ensure that it does not include FCI? (e.g., manual review, automated scanning, keyword filtering)</text:p>
      <text:p text:style-name="Standard"/>
      <text:p text:style-name="Standard">Are mechanisms in place to remove and address improper posting of FCI?</text:p>
      <text:p text:style-name="P9"/>
      <text:p text:style-name="Standard"><text:s text:c="4"/>What mechanisms are in place to promptly remove and address improper posting of FCI on publicly accessible systems? (e.g., content removal procedures, incident response protocols, user education and training)</text:p>
      <text:p text:style-name="Standard"/>
      <text:p text:style-name="Standard"/>
      <text:h text:style-name="P10" text:outline-level="2">Identification and Authentication (IA)</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Date Started:</text:p>
          </table:table-cell>
          <table:table-cell table:style-name="Table2.A1" office:value-type="string">
            <text:p text:style-name="P3"/>
          </table:table-cell>
          <table:table-cell table:style-name="Table2.A1" office:value-type="string">
            <text:p text:style-name="P3">Date Completed:</text:p>
          </table:table-cell>
          <table:table-cell table:style-name="Table2.D1" office:value-type="string">
            <text:p text:style-name="P3"/>
          </table:table-cell>
        </table:table-row>
        <table:table-row>
          <table:table-cell table:style-name="Table2.A2" office:value-type="string">
            <text:p text:style-name="P3">Assessor:</text:p>
          </table:table-cell>
          <table:table-cell table:style-name="Table2.A2" office:value-type="string">
            <text:p text:style-name="P3"/>
          </table:table-cell>
          <table:table-cell table:style-name="Table2.A2" office:value-type="string">
            <text:p text:style-name="P3">Verifier:</text:p>
          </table:table-cell>
          <table:table-cell table:style-name="Table2.D2" office:value-type="string">
            <text:p text:style-name="P3"/>
          </table:table-cell>
        </table:table-row>
        <table:table-row>
          <table:table-cell table:style-name="Table2.A2" office:value-type="string">
            <text:p text:style-name="P3">Signature:</text:p>
          </table:table-cell>
          <table:table-cell table:style-name="Table2.A2" office:value-type="string">
            <text:p text:style-name="P3"/>
          </table:table-cell>
          <table:table-cell table:style-name="Table2.A2" office:value-type="string">
            <text:p text:style-name="P3">Signature:</text:p>
          </table:table-cell>
          <table:table-cell table:style-name="Table2.D2" office:value-type="string">
            <text:p text:style-name="P3"/>
          </table:table-cell>
        </table:table-row>
      </table:table>
      <text:p text:style-name="P2"/>
      <text:h text:style-name="Heading_20_4" text:outline-level="4">IA-1.076 Identify information system users, processes acting on behalf of users, or devices</text:h>
      <text:p text:style-name="Standard">Are system users identified?</text:p>
      <text:p text:style-name="Standard"><text:s text:c="4"/>How are system users identified within the system? (e.g., through usernames, user IDs, authentication tokens)</text:p>
      <text:p text:style-name="Standard">Are processes acting on behalf of users identified?</text:p>
      <text:p text:style-name="Standard"><text:s text:c="4"/>How does the system differentiate between processes initiated by users and those initiated by system or background processes?</text:p>
      <text:p text:style-name="Standard">Are devices accessing the system identified?</text:p>
      <text:p text:style-name="Standard"><text:s text:c="4"/>How are devices accessing the system identified? (e.g., through MAC addresses, IP addresses, device certificates)</text:p>
      <text:p text:style-name="Standard"/>
      <text:h text:style-name="Heading_20_4" text:outline-level="4">IA-1.077 Authenticate (or verify) the identities of those users, processes, or devices, as a prerequisite to allowing access to organizational information systems</text:h>
      <text:p text:style-name="Standard">Is the identity of each user authenticated or verified as a prerequisite to system access?</text:p>
      <text:p text:style-name="Standard"><text:s text:c="4"/>How is the identity of each user authenticated or verified before granting system access? (e.g., through passwords, biometric authentication, multi-factor authentication)</text:p>
      <text:p text:style-name="Standard">Is the identity of each process acting on behalf of a user authenticated or verified as a prerequisite to system access?</text:p>
      <text:p text:style-name="Standard"><text:s text:c="4"/>How does the system authenticate or verify the identity of each process acting on behalf of a user before granting system access? (e.g., process-level authentication, user context verification)</text:p>
      <text:p text:style-name="Standard">Is the identity of each device accessing or connecting to the system authenticated or verified as a prerequisite to system access?</text:p>
      <text:p text:style-name="Standard"><text:s text:c="4"/>How is the identity of each device accessing or connecting to the system authenticated or verified before granting system access? (e.g., device certificates, network access control, device fingerprinting)</text:p>
      <text:p text:style-name="Standard"/>
      <text:p text:style-name="Standard">-</text:p>
      <text:h text:style-name="P10" text:outline-level="2">Media Protection (MP)</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4">Date Started:</text:p>
          </table:table-cell>
          <table:table-cell table:style-name="Table6.A1" office:value-type="string">
            <text:p text:style-name="P4"/>
          </table:table-cell>
          <table:table-cell table:style-name="Table6.A1" office:value-type="string">
            <text:p text:style-name="P4">Date Completed:</text:p>
          </table:table-cell>
          <table:table-cell table:style-name="Table6.D1" office:value-type="string">
            <text:p text:style-name="P4"/>
          </table:table-cell>
        </table:table-row>
        <table:table-row>
          <table:table-cell table:style-name="Table6.A2" office:value-type="string">
            <text:p text:style-name="P4">Assessor:</text:p>
          </table:table-cell>
          <table:table-cell table:style-name="Table6.A2" office:value-type="string">
            <text:p text:style-name="P4"/>
          </table:table-cell>
          <table:table-cell table:style-name="Table6.A2" office:value-type="string">
            <text:p text:style-name="P4">Verifier:</text:p>
          </table:table-cell>
          <table:table-cell table:style-name="Table6.D2" office:value-type="string">
            <text:p text:style-name="P4"/>
          </table:table-cell>
        </table:table-row>
        <table:table-row>
          <table:table-cell table:style-name="Table6.A2" office:value-type="string">
            <text:p text:style-name="P4">Signature:</text:p>
          </table:table-cell>
          <table:table-cell table:style-name="Table6.A2" office:value-type="string">
            <text:p text:style-name="P4"/>
          </table:table-cell>
          <table:table-cell table:style-name="Table6.A2" office:value-type="string">
            <text:p text:style-name="P4">Signature:</text:p>
          </table:table-cell>
          <table:table-cell table:style-name="Table6.D2" office:value-type="string">
            <text:p text:style-name="P4"/>
          </table:table-cell>
        </table:table-row>
      </table:table>
      <text:h text:style-name="Heading_20_4" text:outline-level="4">MP-1.118 Sanitize or destroy information system media containing Federal Contract Information before disposal or release for reuse</text:h>
      <text:p text:style-name="Standard">Is system media containing FCI sanitized or destroyed before disposal?</text:p>
      <text:p text:style-name="Standard"><text:s text:c="4"/>How is system media containing FCI sanitized or destroyed before disposal? (e.g., data wiping techniques, physical destruction)</text:p>
      <text:p text:style-name="Standard">Is system media containing FCI sanitized before it is released for reuse?</text:p>
      <text:p text:style-name="Standard"><text:s text:c="4"/>What measures are taken to sanitize system media containing FCI before it is released for reuse? (e.g., data erasure methods, verification processes)</text:p>
      <text:p text:style-name="Standard"/>
      <text:h text:style-name="P10" text:outline-level="2">Physical Protection (PP)</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Date Started:</text:p>
          </table:table-cell>
          <table:table-cell table:style-name="Table3.A1" office:value-type="string">
            <text:p text:style-name="P3"/>
          </table:table-cell>
          <table:table-cell table:style-name="Table3.A1" office:value-type="string">
            <text:p text:style-name="P3">Date Completed:</text:p>
          </table:table-cell>
          <table:table-cell table:style-name="Table3.D1" office:value-type="string">
            <text:p text:style-name="P3"/>
          </table:table-cell>
        </table:table-row>
        <table:table-row>
          <table:table-cell table:style-name="Table3.A2" office:value-type="string">
            <text:p text:style-name="P3">Assessor:</text:p>
          </table:table-cell>
          <table:table-cell table:style-name="Table3.A2" office:value-type="string">
            <text:p text:style-name="P3"/>
          </table:table-cell>
          <table:table-cell table:style-name="Table3.A2" office:value-type="string">
            <text:p text:style-name="P3">Verifier:</text:p>
          </table:table-cell>
          <table:table-cell table:style-name="Table3.D2" office:value-type="string">
            <text:p text:style-name="P3"/>
          </table:table-cell>
        </table:table-row>
        <table:table-row>
          <table:table-cell table:style-name="Table3.A2" office:value-type="string">
            <text:p text:style-name="P3">Signature:</text:p>
          </table:table-cell>
          <table:table-cell table:style-name="Table3.A2" office:value-type="string">
            <text:p text:style-name="P3"/>
          </table:table-cell>
          <table:table-cell table:style-name="Table3.A2" office:value-type="string">
            <text:p text:style-name="P3">Signature:</text:p>
          </table:table-cell>
          <table:table-cell table:style-name="Table3.D2" office:value-type="string">
            <text:p text:style-name="P3"/>
          </table:table-cell>
        </table:table-row>
      </table:table>
      <text:p text:style-name="P2"/>
      <text:h text:style-name="Heading_20_4" text:outline-level="4">PP-1.131 Limit physical access to organization information systems, equipment, and the respective operating environments to authorized individuals</text:h>
      <text:p text:style-name="Standard">Are authorized individuals allowed physical access identified?</text:p>
      <text:p text:style-name="Standard"><text:s text:c="4"/>How are authorized individuals allowed physical access identified within the organization? (e.g., through badges, biometric identification, access logs)</text:p>
      <text:p text:style-name="Standard">Is physical access to organizational systems limited to authorized individuals?</text:p>
      <text:p text:style-name="Standard"><text:s text:c="4"/>How does the organization ensure that physical access to organizational systems is limited to authorized individuals? (e.g., access control mechanisms, security personnel monitoring)</text:p>
      <text:p text:style-name="Standard">Is physical access to equipment limited to authorized individuals?</text:p>
      <text:p text:style-name="Standard"><text:s text:c="4"/>How does the organization ensure that physical access to equipment is limited to authorized individuals? (e.g., equipment lock mechanisms, restricted access areas)</text:p>
      <text:p text:style-name="Standard">Is physical access to operating environments limited to authorized individuals?</text:p>
      <text:p text:style-name="Standard"><text:s text:c="4"/>How does the organization ensure that physical access to operating environments is limited to authorized individuals? (e.g., access control policies, security measures such as surveillance)</text:p>
      <text:p text:style-name="Standard"/>
      <text:h text:style-name="Heading_20_4" text:outline-level="4">PP-1.132 Escort visitors and monitor visitor activity</text:h>
      <text:p text:style-name="Standard">Are visitors escorted?</text:p>
      <text:p text:style-name="Standard"><text:s text:c="4"/>How does the organization ensure that visitors are escorted while on the premises? (e.g., escort policies, designated personnel responsible for escorting visitors)</text:p>
      <text:p text:style-name="Standard">Is visitor activity monitored?</text:p>
      <text:p text:style-name="Standard"><text:s text:c="4"/>How is visitor activity monitored within the organization? (e.g., surveillance cameras, visitor logs, security personnel)</text:p>
      <text:p text:style-name="Standard"/>
      <text:h text:style-name="Heading_20_4" text:outline-level="4">PP-1.133 Maintain audit logs of physical access devices</text:h>
      <text:p text:style-name="Standard">Are audit logs of physical access maintained?</text:p>
      <text:p text:style-name="Standard"><text:s text:c="4"/>How are audit logs of physical access maintained within the organization? (e.g., electronic access control systems, manual logbooks, security checkpoints)</text:p>
      <text:p text:style-name="Standard"/>
      <text:h text:style-name="Heading_20_4" text:outline-level="4">PP-1.134 Control and manage physical access devices</text:h>
      <text:p text:style-name="Standard">Are physical access devices identified?</text:p>
      <text:p text:style-name="Standard"><text:soft-page-break/><text:s text:c="4"/>How are physical access devices identified within the organization? (e.g., unique identifiers, labeling system)</text:p>
      <text:p text:style-name="Standard">Are physical access devices controlled?</text:p>
      <text:p text:style-name="Standard"><text:s text:c="4"/>How does the organization ensure that physical access devices are controlled? (e.g., access control policies, restricted access to devices)</text:p>
      <text:p text:style-name="Standard">Are physical access devices managed?</text:p>
      <text:p text:style-name="Standard"><text:s text:c="4"/>How does the organization manage physical access devices? (e.g., inventory management system, regular maintenance schedule)</text:p>
      <text:p text:style-name="Standard"/>
      <text:h text:style-name="P10" text:outline-level="2">System and Communications Protection (SC)</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Date Started:</text:p>
          </table:table-cell>
          <table:table-cell table:style-name="Table4.A1" office:value-type="string">
            <text:p text:style-name="P3"/>
          </table:table-cell>
          <table:table-cell table:style-name="Table4.A1" office:value-type="string">
            <text:p text:style-name="P3">Date Completed:</text:p>
          </table:table-cell>
          <table:table-cell table:style-name="Table4.D1" office:value-type="string">
            <text:p text:style-name="P3"/>
          </table:table-cell>
        </table:table-row>
        <table:table-row>
          <table:table-cell table:style-name="Table4.A2" office:value-type="string">
            <text:p text:style-name="P3">Assessor:</text:p>
          </table:table-cell>
          <table:table-cell table:style-name="Table4.A2" office:value-type="string">
            <text:p text:style-name="P3"/>
          </table:table-cell>
          <table:table-cell table:style-name="Table4.A2" office:value-type="string">
            <text:p text:style-name="P3">Verifier:</text:p>
          </table:table-cell>
          <table:table-cell table:style-name="Table4.D2" office:value-type="string">
            <text:p text:style-name="P3"/>
          </table:table-cell>
        </table:table-row>
        <table:table-row>
          <table:table-cell table:style-name="Table4.A2" office:value-type="string">
            <text:p text:style-name="P3">Signature:</text:p>
          </table:table-cell>
          <table:table-cell table:style-name="Table4.A2" office:value-type="string">
            <text:p text:style-name="P3"/>
          </table:table-cell>
          <table:table-cell table:style-name="Table4.A2" office:value-type="string">
            <text:p text:style-name="P3">Signature:</text:p>
          </table:table-cell>
          <table:table-cell table:style-name="Table4.D2" office:value-type="string">
            <text:p text:style-name="P3"/>
          </table:table-cell>
        </table:table-row>
      </table:table>
      <text:p text:style-name="P2"/>
      <text:h text:style-name="Heading_20_4" text:outline-level="4">SC-1.175 Monitor, control, and protect organizational communications (i.e., information transmitted or received by organizational information systems) at the external boundaries and key internal boundaries of the information systems</text:h>
      <text:p text:style-name="Standard">Is the external system boundary defined?</text:p>
      <text:p text:style-name="Standard"><text:s text:c="4"/>How is the external system boundary defined within the organization? (e.g., network architecture diagrams, network access control policies)</text:p>
      <text:p text:style-name="Standard">Are key internal system boundaries defined?</text:p>
      <text:p text:style-name="Standard"><text:s text:c="4"/>How are key internal system boundaries defined within the organization? (e.g., segmentation of network zones, logical partitioning of systems)</text:p>
      <text:p text:style-name="Standard">Are communications monitored at the external system boundary?</text:p>
      <text:p text:style-name="Standard"><text:s text:c="4"/>How are communications monitored at the external system boundary? (e.g., intrusion detection systems, packet sniffers)</text:p>
      <text:p text:style-name="Standard">Are communications monitored at key internal boundaries?</text:p>
      <text:p text:style-name="Standard"><text:s text:c="4"/>How are communications monitored at key internal boundaries? (e.g., network monitoring tools, access control lists)</text:p>
      <text:p text:style-name="Standard">Are communications controlled at the external system boundary?</text:p>
      <text:p text:style-name="Standard"><text:s text:c="4"/>How are communications controlled at the external system boundary? (e.g., firewalls, access control policies)</text:p>
      <text:p text:style-name="Standard">Are communications controlled at key internal boundaries?</text:p>
      <text:p text:style-name="Standard"><text:s text:c="4"/>How are communications controlled at key internal boundaries? (e.g., VLAN segmentation, role-based access controls)</text:p>
      <text:p text:style-name="Standard">Are communications protected at the external system boundary?</text:p>
      <text:p text:style-name="Standard"><text:s text:c="4"/>How are communications protected at the external system boundary? (e.g., encryption protocols, intrusion prevention systems)</text:p>
      <text:p text:style-name="Standard">Are communications protected at key internal boundaries?</text:p>
      <text:p text:style-name="Standard"><text:s text:c="4"/>How are communications protected at key internal boundaries? (e.g., network encryption, secure communication protocols)</text:p>
      <text:p text:style-name="Standard"/>
      <text:p text:style-name="Standard"/>
      <text:h text:style-name="Heading_20_4" text:outline-level="4">SC-1.176 Implement subnetworks for publicly accessible system components that are physically or logically separated from internal networks</text:h>
      <text:p text:style-name="Standard">Are publicly accessible system components identified?</text:p>
      <text:p text:style-name="Standard"><text:s text:c="4"/>How are publicly accessible system components identified within the organization? (e.g., asset inventory, network diagrams)</text:p>
      <text:p text:style-name="Standard">Are subnetworks for publicly accessible system components physically or logically <text:soft-page-break/>separated from internal networks?</text:p>
      <text:p text:style-name="Standard"><text:s text:c="4"/>How does the organization ensure that subnetworks for publicly accessible system components are physically or logically separated from internal networks? (e.g., VLAN segmentation, firewall rules, network access controls)</text:p>
      <text:p text:style-name="Standard"/>
      <text:p text:style-name="Standard"/>
      <text:h text:style-name="P10" text:outline-level="2">System and Information Integrity (SI)</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3">Date Started:</text:p>
          </table:table-cell>
          <table:table-cell table:style-name="Table5.A1" office:value-type="string">
            <text:p text:style-name="P3"/>
          </table:table-cell>
          <table:table-cell table:style-name="Table5.A1" office:value-type="string">
            <text:p text:style-name="P3">Date Completed:</text:p>
          </table:table-cell>
          <table:table-cell table:style-name="Table5.D1" office:value-type="string">
            <text:p text:style-name="P3"/>
          </table:table-cell>
        </table:table-row>
        <table:table-row>
          <table:table-cell table:style-name="Table5.A2" office:value-type="string">
            <text:p text:style-name="P3">Assessor:</text:p>
          </table:table-cell>
          <table:table-cell table:style-name="Table5.A2" office:value-type="string">
            <text:p text:style-name="P3"/>
          </table:table-cell>
          <table:table-cell table:style-name="Table5.A2" office:value-type="string">
            <text:p text:style-name="P3">Verifier:</text:p>
          </table:table-cell>
          <table:table-cell table:style-name="Table5.D2" office:value-type="string">
            <text:p text:style-name="P3"/>
          </table:table-cell>
        </table:table-row>
        <table:table-row>
          <table:table-cell table:style-name="Table5.A2" office:value-type="string">
            <text:p text:style-name="P3">Signature:</text:p>
          </table:table-cell>
          <table:table-cell table:style-name="Table5.A2" office:value-type="string">
            <text:p text:style-name="P3"/>
          </table:table-cell>
          <table:table-cell table:style-name="Table5.A2" office:value-type="string">
            <text:p text:style-name="P3">Signature:</text:p>
          </table:table-cell>
          <table:table-cell table:style-name="Table5.D2" office:value-type="string">
            <text:p text:style-name="P3"/>
          </table:table-cell>
        </table:table-row>
      </table:table>
      <text:p text:style-name="P2"/>
      <text:h text:style-name="Heading_20_4" text:outline-level="4">SI-1.210 Identify, report, and correct information and information system flaws in a timely manner</text:h>
      <text:p text:style-name="Standard">Is the time within which to identify system flaws specified?</text:p>
      <text:p text:style-name="Standard"><text:s text:c="4"/>How is the time within which to identify system flaws specified within the organization? (e.g., defined in policies, procedures, or service level agreements)</text:p>
      <text:p text:style-name="Standard">Are system flaws identified within the specified time frame?</text:p>
      <text:p text:style-name="Standard"><text:s text:c="4"/>How does the organization ensure that system flaws are identified within the specified time frame? (e.g., through regular vulnerability scanning, continuous monitoring)</text:p>
      <text:p text:style-name="Standard">Is the time within which to report system flaws specified?</text:p>
      <text:p text:style-name="Standard"><text:s text:c="4"/>How is the time within which to report system flaws specified within the organization? (e.g., outlined in incident response plans, security policies)</text:p>
      <text:p text:style-name="Standard">Are system flaws reported within the specified time frame?</text:p>
      <text:p text:style-name="Standard"><text:s text:c="4"/>How does the organization ensure that system flaws are reported within the specified time frame? (e.g., through incident reporting mechanisms, escalation procedures)</text:p>
      <text:p text:style-name="Standard">Is the time within which to correct system flaws specified?</text:p>
      <text:p text:style-name="Standard"><text:s text:c="4"/>How is the time within which to correct system flaws specified within the organization? (e.g., defined in remediation plans, change management processes)</text:p>
      <text:p text:style-name="Standard">Are system flaws corrected within the specified time frame?</text:p>
      <text:p text:style-name="Standard"><text:s text:c="4"/>How does the organization ensure that system flaws are corrected within the specified time frame? (e.g., through prioritization of remediation efforts, allocation of resources)</text:p>
      <text:p text:style-name="Standard"/>
      <text:p text:style-name="Standard"/>
      <text:h text:style-name="Heading_20_4" text:outline-level="4">SI-1.211 Provide protection from malicious code at appropriate locations within organizational information systems</text:h>
      <text:p text:style-name="Standard"/>
      <text:p text:style-name="Standard">Are designated locations for malicious code protection identified?</text:p>
      <text:p text:style-name="Standard"><text:s text:c="4"/>How are designated locations for malicious code protection identified within the organization? (e.g., network segmentation, asset inventory)</text:p>
      <text:p text:style-name="Standard">Is protection from malicious code provided at designated locations?</text:p>
      <text:p text:style-name="Standard"><text:s text:c="4"/>How does the organization provide protection from malicious code at designated locations? (e.g., antivirus software, intrusion detection systems, network firewalls)</text:p>
      <text:p text:style-name="Standard"/>
      <text:h text:style-name="Heading_20_4" text:outline-level="4"><text:soft-page-break/>SI-1.212 Update malicious code protection mechanisms when new releases are available</text:h>
      <text:p text:style-name="Standard">Are malicious code protection mechanisms updated when new releases are available?</text:p>
      <text:p text:style-name="Standard"><text:s text:c="4"/>How does the organization ensure that malicious code protection mechanisms are updated when new releases are available? (e.g., through automated update processes, manual checks and installations, vendor notifications)</text:p>
      <text:p text:style-name="Standard"/>
      <text:h text:style-name="Heading_20_4" text:outline-level="4">SI-1.213 Perform periodic scans of the information system and real-time scans of files from external sources as files are downloaded, opened, or executed</text:h>
      <text:p text:style-name="Standard">Is the frequency for malicious code scans defined?</text:p>
      <text:p text:style-name="Standard"><text:s text:c="4"/>How is the frequency for malicious code scans defined within the organization? (e.g., outlined in security policies, defined in scanning schedules)</text:p>
      <text:p text:style-name="Standard">Are malicious code scans performed with the defined frequency?</text:p>
      <text:p text:style-name="Standard"><text:s text:c="4"/>How does the organization ensure that malicious code scans are performed with the defined frequency? (e.g., through automated scanning tools, manual scheduling and execution)</text:p>
      <text:p text:style-name="Standard">Are real-time malicious code scans of files from external sources performed as files are downloaded, opened, or executed?</text:p>
      <text:p text:style-name="Standard"><text:s text:c="4"/>How does the organization perform real-time malicious code scans of files from external sources? (e.g., using endpoint protection solutions, network intrusion prevention system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rlito" svg:font-family="Carlito" style:font-family-generic="roman" style:font-pitch="variable"/>
    <style:font-face style:name="Carlito1" svg:font-family="Carlito"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rlito"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Carlito"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rlito1" fo:font-family="Carlito"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38S</meta:editing-duration>
    <meta:editing-cycles>2</meta:editing-cycles>
    <meta:generator>LibreOffice/7.3.7.2$Linux_X86_64 LibreOffice_project/30$Build-2</meta:generator>
    <meta:creation-date>2024-05-30T17:48:35.956654851</meta:creation-date>
    <dc:date>2024-05-30T17:49:13.625659738</dc:date>
    <meta:document-statistic meta:table-count="6" meta:image-count="0" meta:object-count="0" meta:page-count="11" meta:paragraph-count="179" meta:word-count="2111" meta:character-count="15606" meta:non-whitespace-character-count="13438"/>
  </office:meta>
</office:document-meta>
</file>